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83in"/>
    </style:style>
    <style:style style:name="co2" style:family="table-column">
      <style:table-column-properties fo:break-before="auto" style:column-width="1.4602in"/>
    </style:style>
    <style:style style:name="co3" style:family="table-column">
      <style:table-column-properties fo:break-before="auto" style:column-width="3.6217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7693in"/>
    </style:style>
    <style:style style:name="co6" style:family="table-column">
      <style:table-column-properties fo:break-before="auto" style:column-width="1.63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miRNA</text:p>
          </table:table-cell>
          <table:table-cell/>
          <table:table-cell office:value-type="string" calcext:value-type="string">
            <text:p>Animales 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let-7a-1</text:p>
          </table:table-cell>
          <table:table-cell office:value-type="string" calcext:value-type="string">
            <text:p>Antagonistic role of hnRNP.... (proteina q se une al loop)</text:p>
          </table:table-cell>
          <table:table-cell office:value-type="string" calcext:value-type="string">
            <text:p>Bos taurus</text:p>
          </table:table-cell>
          <table:table-cell table:style-name="ce2" office:value-type="string" calcext:value-type="string">
            <text:p>vac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let-7f-2</text:p>
          </table:table-cell>
          <table:table-cell/>
          <table:table-cell office:value-type="string" calcext:value-type="string">
            <text:p>Canis familiaris</text:p>
          </table:table-cell>
          <table:table-cell table:style-name="ce2" office:value-type="string" calcext:value-type="string">
            <text:p>perr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03a-2</text:p>
          </table:table-cell>
          <table:table-cell/>
          <table:table-cell office:value-type="string" calcext:value-type="string">
            <text:p>Equus caballus</text:p>
          </table:table-cell>
          <table:table-cell table:style-name="ce2" office:value-type="string" calcext:value-type="string">
            <text:p>caball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03b-2</text:p>
          </table:table-cell>
          <table:table-cell/>
          <table:table-cell office:value-type="string" calcext:value-type="string">
            <text:p>Gallus gallus</text:p>
          </table:table-cell>
          <table:table-cell table:style-name="ce2" office:value-type="string" calcext:value-type="string">
            <text:p>gall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25b-1</text:p>
          </table:table-cell>
          <table:table-cell/>
          <table:table-cell office:value-type="string" calcext:value-type="string">
            <text:p>Gorilla gorilla</text:p>
          </table:table-cell>
          <table:table-cell table:style-name="ce2" office:value-type="string" calcext:value-type="string">
            <text:p>goril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28-2</text:p>
          </table:table-cell>
          <table:table-cell/>
          <table:table-cell office:value-type="string" calcext:value-type="string">
            <text:p>Homo sapiens</text:p>
          </table:table-cell>
          <table:table-cell table:style-name="ce2" office:value-type="string" calcext:value-type="string">
            <text:p>human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35a-2</text:p>
          </table:table-cell>
          <table:table-cell/>
          <table:table-cell office:value-type="string" calcext:value-type="string">
            <text:p>Macaca mulatta</text:p>
          </table:table-cell>
          <table:table-cell table:style-name="ce3" office:value-type="string" calcext:value-type="string">
            <text:p>mono Rhesu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7</text:p>
          </table:table-cell>
          <table:table-cell/>
          <table:table-cell office:value-type="string" calcext:value-type="string">
            <text:p>Monodelphis domestica</text:p>
          </table:table-cell>
          <table:table-cell table:style-name="ce3" office:value-type="string" calcext:value-type="string">
            <text:p>marsupial - colicorto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8a</text:p>
          </table:table-cell>
          <table:table-cell/>
          <table:table-cell office:value-type="string" calcext:value-type="string">
            <text:p>Mus musculus</text:p>
          </table:table-cell>
          <table:table-cell table:style-name="ce2" office:value-type="string" calcext:value-type="string">
            <text:p>rató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99a-2</text:p>
          </table:table-cell>
          <table:table-cell/>
          <table:table-cell office:value-type="string" calcext:value-type="string">
            <text:p>Ornithorhynchus anatinus</text:p>
          </table:table-cell>
          <table:table-cell table:style-name="ce2" office:value-type="string" calcext:value-type="string">
            <text:p>ornitorrinc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05</text:p>
          </table:table-cell>
          <table:table-cell/>
          <table:table-cell office:value-type="string" calcext:value-type="string">
            <text:p>Petromyzon marinus</text:p>
          </table:table-cell>
          <table:table-cell table:style-name="ce3" office:value-type="string" calcext:value-type="string">
            <text:p>La lamprea marina - pez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0a</text:p>
          </table:table-cell>
          <table:table-cell/>
          <table:table-cell office:value-type="string" calcext:value-type="string">
            <text:p>Sus scrofa</text:p>
          </table:table-cell>
          <table:table-cell table:style-name="ce2" office:value-type="string" calcext:value-type="string">
            <text:p>jabalí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17</text:p>
          </table:table-cell>
          <table:table-cell/>
          <table:table-cell office:value-type="string" calcext:value-type="string">
            <text:p>Xenopus tropicalis</text:p>
          </table:table-cell>
          <table:table-cell table:style-name="ce2" office:value-type="string" calcext:value-type="string">
            <text:p>ra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3b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4-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9b-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9c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301a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307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30c-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30c-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451a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451b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551b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7-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9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let-7a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let-7g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1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1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3a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3b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6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2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24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28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0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3a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3a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3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5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8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8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6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8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5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5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5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6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6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1a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1b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1b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0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0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6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b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b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0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0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6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8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8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9a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9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2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2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2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6a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7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9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9b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0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0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0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0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12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3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4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4c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59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0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1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5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6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8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42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499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499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92a-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let-7a-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let-7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let-7c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let-7d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0a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-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24-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25b-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28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29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30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30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35a-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3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47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53-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53-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8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8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9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93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94-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96a-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00a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00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08a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16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3a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4-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6a-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7a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01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02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02c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06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06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3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52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66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7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2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49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5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67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6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9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55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59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650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7-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75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76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9-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92a-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9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9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99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0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4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60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8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8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9-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46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48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5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81c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81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9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94-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96a-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99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03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03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05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02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02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4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65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65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66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66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78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25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49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5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65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65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72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8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504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59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61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63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651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8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87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87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92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9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let-7i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17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184-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184-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184-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44-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44-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44-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44-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5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5a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7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9-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3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4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51a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81a-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93a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9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99a-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00c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05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08b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11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1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19a-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35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6b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02f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1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15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18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4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61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65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65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91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97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4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50a-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68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73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79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9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5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54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54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59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59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613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65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66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672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7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7-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76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77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9-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99b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let-7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05-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18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0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0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2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2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4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6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7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9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30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34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3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3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46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47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4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5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8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90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91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91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2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205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22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286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29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12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18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23b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2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2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3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3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3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3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4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1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1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5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5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5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5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6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1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1b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4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4b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4c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6a-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6a-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6b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6c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8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8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91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1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1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2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2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29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2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30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3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32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3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3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44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45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47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50a-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50b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5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6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7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6-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6-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7b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9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9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9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0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01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1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3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3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44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51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6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7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8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07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1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2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5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5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5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5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64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6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7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715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715b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7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7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0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1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6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6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6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84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07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08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7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7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7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9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05-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06b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7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8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85-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9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24-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24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28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29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30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46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53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5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227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268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2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13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198-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0a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3a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9-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9-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3b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4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6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67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7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7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8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8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91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92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97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97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1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2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27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27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28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31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315-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315-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45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49c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64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64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66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68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7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73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73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74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79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8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87a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9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9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0a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0b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8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19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1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4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4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06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08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1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3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3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5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6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6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74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75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79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0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1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2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3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3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4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4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8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715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75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76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76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770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805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806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92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9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93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93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94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1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123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127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127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13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211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211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29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1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2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3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61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68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688-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688-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78b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93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96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97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25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27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27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3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3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31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32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444-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444-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48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48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5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5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51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5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64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67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679-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679-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73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75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76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8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8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50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518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557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58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59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08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12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3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3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3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3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4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5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5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73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7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75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7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79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8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83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84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87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89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71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71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77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784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784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808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88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18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18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45a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45b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4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4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5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8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89-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89-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47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97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227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116-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116-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16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18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61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67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7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78f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78h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78i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78j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9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97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26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26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26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27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30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32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33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4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6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7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7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8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9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5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5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51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51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3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5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6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8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8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9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1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2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3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4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6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6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6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8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8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9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9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09-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13b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18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19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19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5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58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58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6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70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7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8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9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07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0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0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12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12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12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12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2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4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5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64b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1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2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4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4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5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6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7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7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8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8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8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2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2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4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7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8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9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15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15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16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6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70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84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806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807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808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93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2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2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3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3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5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6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73c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9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302-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47a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51b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91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227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23c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246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2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02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19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19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3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4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4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6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20b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20b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20c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20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61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6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65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65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78d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78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0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3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7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2a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5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5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5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5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6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6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6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7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8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8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9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9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9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0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1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1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2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3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35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35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36b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36b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4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6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72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8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8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9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9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9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50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5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52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53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3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3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3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4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6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6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62a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62b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6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9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0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2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4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5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7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8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8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9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0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08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09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09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14a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14a-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18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19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2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4b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ag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ag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aj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az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f-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v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58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5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5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69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73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8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8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06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08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13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16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1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1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4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5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5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51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6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2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2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3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3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3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4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4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5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6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6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7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80b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8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9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9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9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1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2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3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4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5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5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6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62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62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6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7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7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7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7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9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9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1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11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15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7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8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84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85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97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97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97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5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5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6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6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6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7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92a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92c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3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1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1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1-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1-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1-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33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33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4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5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5b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0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9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9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73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73f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73g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95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95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5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5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8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8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9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9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9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21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21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23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26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2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0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0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5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4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4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4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4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0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0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5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5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6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0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0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7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7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80-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8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9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9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2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2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c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d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d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22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4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4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6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7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7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7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90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90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7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7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78c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78d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78g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0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4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4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6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3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3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4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4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4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6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7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8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9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1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1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19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3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3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6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4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4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7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7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8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8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0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0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4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4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3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3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4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3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3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4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4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4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9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9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66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66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7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7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8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2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3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3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5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5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6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3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3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8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80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8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8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9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9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3a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3a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3c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4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5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5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6a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6a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6b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7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7c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c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f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a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c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0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0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0f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0h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1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1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6a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6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-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a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e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h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i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l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p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v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w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d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f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f-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f-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g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h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h-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j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l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o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p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w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9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7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3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3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1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1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1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1-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8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8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9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8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8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13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13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13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2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2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4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11b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11b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1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2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2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3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3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4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5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9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9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80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8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2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3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3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4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4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4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6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6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6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7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8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8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5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6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5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7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8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8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85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8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8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973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973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5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6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7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91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91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92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4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5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185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3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54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55b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68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68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7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73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73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73h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83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83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85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85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9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9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9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302-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302-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32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32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53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90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972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972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211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1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2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2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35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4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56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58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58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6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7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7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8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9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98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22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7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0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0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d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f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9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10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13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13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26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2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25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2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283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283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32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32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19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5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5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5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6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72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77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77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9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50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509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509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509-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53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650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650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6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67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67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1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2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3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3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3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5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6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76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76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8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9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0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08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14a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16b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18a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18a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19a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20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20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20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20g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a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e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j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m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q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r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b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d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f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h-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h-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i-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m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o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q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x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z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0a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0a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0a-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0b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0b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7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8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9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8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81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8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8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2a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2a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2c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2c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7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70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7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7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8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7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8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8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89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89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1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2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4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4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50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63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63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4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4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4-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4-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1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3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4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5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6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7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8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10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15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1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8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85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97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805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8071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8071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80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197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18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18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18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18-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56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79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79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79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79-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80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80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80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80-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48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48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70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70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70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70-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8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89d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442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443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44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4771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4771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09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0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12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12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17b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26a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a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bb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h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i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i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i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692b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0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511a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511a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511a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511a-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770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770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770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859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859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859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859-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7641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7641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79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06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069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069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07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07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48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2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31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31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318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319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536-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536-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53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53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53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6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56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D1:Sheet1.D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/00/0000</text:date>, <text:time style:data-style-name="N2" text:time-value="11:59:56.329648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3T13:08:48.741607101</dc:date>
    <meta:generator>LibreOffice/4.2.8.2$Linux_X86_64 LibreOffice_project/420m0$Build-2</meta:generator>
    <meta:editing-duration>PT20M24S</meta:editing-duration>
    <meta:editing-cycles>5</meta:editing-cycles>
    <meta:document-statistic meta:table-count="1" meta:cell-count="3790" meta:object-count="0"/>
  </office:meta>
</office:document-meta>
</file>